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office:automatic-styles>
  <office:body>
    <office:text>
      <text:p text:style-name="Normal">A pocos minutos de caer la noche, mientras bebían cerveza, conversaban Joel y Miguel sentados en una banqueta.</text:p>
      <text:p text:style-name="Normal"/>
      <text:p text:style-name="Normal">—¿Alguna vez has soñado que te enamoras de una chica y al despertar sientes melancolía o hasta tristeza por que esa persona no existe?—preguntó Joel.<text:line-break/></text:p>
      <text:p text:style-name="Normal">—Creo que no aunque tal vez no recuerdo. <text:s text:c="3"/></text:p>
      <text:p text:style-name="Normal">—A mi me ha sucedido varias veces, siempre he soñado mucho por eso he empezado a investigar sobre los sueños y tratar de encontrar significados o patrones. <text:s text:c="3"/></text:p>
      <text:p text:style-name="Normal">—¿Pero cómo es que estás investigando al respecto? <text:s text:c="1"/></text:p>
      <text:p text:style-name="Normal">—He estado buscando información aunque todo parece no tener fundamento por lo que empecé a escribir y categorizar cada uno de mis sueños. <text:s text:c="1"/></text:p>
      <text:p text:style-name="Normal">—Suena interesante. ¿Ya tienes algunos escritos? <text:s text:c="3"/></text:p>
      <text:p text:style-name="Normal">—Sí, los tengo en esta pequeña libreta.</text:p>
      <text:p text:style-name="Normal"/>
      <text:p text:style-name="Normal"><text:span text:style-name="T1">Sueño #1 25 de mayo de 2010</text:span></text:p>
      <text:p text:style-name="Normal"/>
      <text:p text:style-name="Normal">Caminaba entre arbustos tratando de llegar a la cima de un cerro, de pronto observo que unos amigos de mi infancia a quienes no veo en años también están subiendo y se convierte en una carrera, antes de ganar despierto.</text:p>
      <text:p text:style-name="Normal"/>
      <text:p text:style-name="Normal">Etiquetas: amigos, infancia, carrera</text:p>
      <text:p text:style-name="Normal"/>
      <text:p text:style-name="Normal">—Con ese tipo de sueños no creo que descubras mucho. <text:s text:c="3"/></text:p>
      <text:p text:style-name="Normal">—Se que probablemente esté perdiendo el tiempo y no descubra nada, alguna vez me comentaron que los sueños son deshechos del cerebro pero tengo curiosidad por estudiarlos y empezaré por los mios.</text:p>
      <text:p text:style-name="Normal"/>
      <text:p text:style-name="Normal">Joel es un joven de 28 años apasionado por la ingeniería, aunque su especialidad son las ciencias exactas tiene una gran atracción por la aleatoriedad del universo, la mente, el comportamiento humano y cómo puede haber una conexión entre todo. Un vacío existencial y una mente inquieta lo han llevado a un mundo de preguntas y a iniciar una investigación intrapersonal.</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